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3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2.499cm" svg:y="15.839cm">
          <draw:text-box>
            <text:p>Cr1(l,t) <text:s/>= 0,38 <text:s text:c="2"/>= (30/70)/(53/47)</text:p>
            <text:p>Cr2(r,b) = 0,253 = (46/64)/(74/26) </text:p>
          </draw:text-box>
        </draw:frame>
        <draw:frame draw:style-name="gr4" draw:layer="layout" svg:width="4.226cm" svg:height="3.557cm" svg:x="5.358cm" svg:y="5.73cm">
          <draw:text-box>
            <text:p>4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37:18</dc:date>
    <dc:creator>Matthias </dc:creator>
    <meta:editing-duration>PT35M5S</meta:editing-duration>
    <meta:editing-cycles>10</meta:editing-cycles>
    <meta:generator>LibreOffice/3.5$Linux_X86_64 LibreOffice_project/350m1$Build-2</meta:generator>
    <meta:printed-by>Matthias </meta:printed-by>
    <meta:print-date>2013-07-22T15:40:45</meta:print-date>
    <meta:document-statistic meta:object-count="14"/>
  </office:meta>
</office:document-meta>
</file>